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Standard">
      <style:text-properties officeooo:rsid="0015a1d2" officeooo:paragraph-rsid="0015a1d2"/>
    </style:style>
    <style:style style:name="P2" style:family="paragraph" style:parent-style-name="Text_20_body">
      <style:text-properties officeooo:rsid="0015a1d2" officeooo:paragraph-rsid="0015a1d2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cm" fo:margin-bottom="0cm" style:contextual-spacing="false"/>
      <style:text-properties officeooo:paragraph-rsid="0017744d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cm" fo:margin-bottom="0cm" style:contextual-spacing="false"/>
      <style:text-properties officeooo:paragraph-rsid="0017744d"/>
    </style:style>
    <style:style style:name="P12" style:family="paragraph" style:parent-style-name="Text_20_body" style:list-style-name="L5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17744d"/>
    </style:style>
    <style:style style:name="T2" style:family="text">
      <style:text-properties style:font-name="Roboto" fo:font-size="12pt" loext:padding="0cm" loext:border="none"/>
    </style:style>
    <style:style style:name="T3" style:family="text">
      <style:text-properties fo:font-variant="normal" fo:text-transform="none" fo:color="#2a6099" loext:opacity="100%" style:font-name="Google Sans" fo:font-size="10pt" fo:letter-spacing="normal" fo:font-style="normal" fo:font-weight="normal" style:font-size-asian="10pt" style:font-size-complex="10pt"/>
    </style:style>
    <style:style style:name="T4" style:family="text">
      <style:text-properties fo:color="#2a6099" loext:opacity="100%" fo:font-size="10pt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2 </text:p>
      <text:p text:style-name="P1"/>
      <text:p text:style-name="P1">Esercizio: Identificare i protocolli utilizzati nel livello di collegamento dati del modello ISO/OSI e descrivere brevemente le loro funzioni.</text:p>
      <text:p text:style-name="P1"/>
      <text:p text:style-name="P2">Il livello di <text:span text:style-name="Strong_20_Emphasis">collegamento dati</text:span> (secondo livello) del modello ISO/OSI si occupa di garantire una comunicazione affidabile e priva di errori tra due nodi fisicamente collegati. Esso suddivide i dati in frame, gestisce la trasmissione e l'integrità delle informazioni, e risolve i conflitti che possono verificarsi su un canale condiviso. Di seguito vengono descritti alcuni dei principali protocolli utilizzati a questo livello:</text:p>
      <text:p text:style-name="Horizontal_20_Line"/>
      <text:h text:style-name="Heading_20_3" text:outline-level="3"><text:span text:style-name="Strong_20_Emphasis">1. Ethernet (IEEE 802.3)</text:span></text:h>
      <text:list text:style-name="L1">
        <text:list-item>
          <text:p text:style-name="P3"><text:span text:style-name="Strong_20_Emphasis">Funzione:</text:span> È il protocollo più diffuso per le reti locali (LAN). Definisce il formato dei frame, i metodi di accesso al mezzo (CSMA/CD) e i meccanismi di indirizzamento tramite indirizzi MAC.</text:p>
        </text:list-item>
        <text:list-item>
          <text:p text:style-name="P4"><text:span text:style-name="Strong_20_Emphasis">Ambito:</text:span> Utilizzato principalmente in connessioni cablate.</text:p>
        </text:list-item>
      </text:list>
      <text:p text:style-name="Horizontal_20_Line"/>
      <text:h text:style-name="Heading_20_3" text:outline-level="3"><text:span text:style-name="Strong_20_Emphasis">2. Wi-Fi (IEEE 802.11)</text:span></text:h>
      <text:list text:style-name="L2">
        <text:list-item>
          <text:p text:style-name="P5"><text:span text:style-name="Strong_20_Emphasis">Funzione:</text:span> Specifica i meccanismi per la comunicazione in reti senza fili (WLAN). Include la gestione del mezzo tramite CSMA/CA per evitare collisioni e l'autenticazione degli utenti.</text:p>
        </text:list-item>
        <text:list-item>
          <text:p text:style-name="P6"><text:span text:style-name="Strong_20_Emphasis">Ambito:</text:span> Reti locali wireless.</text:p>
        </text:list-item>
      </text:list>
      <text:p text:style-name="Horizontal_20_Line"/>
      <text:h text:style-name="Heading_20_3" text:outline-level="3"><text:span text:style-name="Strong_20_Emphasis">3. Point-to-Point Protocol (PPP)</text:span></text:h>
      <text:list text:style-name="L3">
        <text:list-item>
          <text:p text:style-name="P7"><text:span text:style-name="Strong_20_Emphasis">Funzione:</text:span> Usato per connessioni punto-punto, ad esempio tra un computer e un ISP <text:span text:style-name="T1">(</text:span><text:span text:style-name="Strong_20_Emphasis"><text:span text:style-name="T2">Internet Service Provider</text:span></text:span><text:span text:style-name="T1">)</text:span> tramite una linea telefonica. Si occupa di incapsulare i dati e fornisce funzionalità di autenticazione, compressione e rilevamento degli errori.</text:p>
        </text:list-item>
        <text:list-item>
          <text:p text:style-name="P8"><text:span text:style-name="Strong_20_Emphasis">Ambito:</text:span> Connessioni seriali.</text:p>
        </text:list-item>
      </text:list>
      <text:p text:style-name="Horizontal_20_Line"/>
      <text:h text:style-name="Heading_20_3" text:outline-level="3"><text:span text:style-name="Strong_20_Emphasis">4. High-Level Data Link Control (HDLC)</text:span></text:h>
      <text:list text:style-name="L4">
        <text:list-item>
          <text:p text:style-name="P9"><text:span text:style-name="Strong_20_Emphasis">Funzione:</text:span> Protocollo per connessioni punto-punto e multipunto. Garantisce una trasmissione affidabile tramite il controllo di errore e il controllo di flusso.</text:p>
        </text:list-item>
        <text:list-item>
          <text:p text:style-name="P10"><text:span text:style-name="Strong_20_Emphasis">Ambito:</text:span> Comunicazioni su linee dedicate.</text:p>
        </text:list-item>
      </text:list>
      <text:p text:style-name="Horizontal_20_Line"/>
      <text:h text:style-name="Heading_20_3" text:outline-level="3"><text:span text:style-name="Strong_20_Emphasis">5. Frame Relay</text:span></text:h>
      <text:list text:style-name="L5">
        <text:list-item>
          <text:p text:style-name="P11"><text:span text:style-name="Strong_20_Emphasis">Funzione:</text:span> Progettato per reti WAN, trasmette frame<text:span text:style-name="T1">( </text:span><text:span text:style-name="T3">un frame è un semplice contenitore per un singolo pacchetto di rete.</text:span><text:span text:style-name="T4"> </text:span><text:span text:style-name="T1"><text:s/>)</text:span> con bassa latenza ed elevata efficienza. È usato per connessioni che richiedono un basso overhead.</text:p>
        </text:list-item>
        <text:list-item>
          <text:p text:style-name="P12"><text:span text:style-name="Strong_20_Emphasis">Ambito:</text:span> Reti geografiche.</text:p>
        </text:list-item>
      </text:list>
      <text:p text:style-name="Horizontal_20_Line"><text:soft-page-break/></text:p>
      <text:h text:style-name="Heading_20_3" text:outline-level="3"><text:span text:style-name="Strong_20_Emphasis">6. ATM (Asynchronous Transfer Mode)</text:span></text:h>
      <text:list text:style-name="L6">
        <text:list-item>
          <text:p text:style-name="P13"><text:span text:style-name="Strong_20_Emphasis">Funzione:</text:span> Protocollino per la trasmissione di piccoli pacchetti (celle) a bassa latenza. È utilizzato per trasportare voce, video e dati.</text:p>
        </text:list-item>
        <text:list-item>
          <text:p text:style-name="P14"><text:span text:style-name="Strong_20_Emphasis">Ambito:</text:span> Reti ad alta velocità.</text:p>
        </text:list-item>
      </text:list>
      <text:p text:style-name="Horizontal_20_Line"/>
      <text:h text:style-name="Heading_20_3" text:outline-level="3"><text:span text:style-name="Strong_20_Emphasis">7. Token Ring (IEEE 802.5)</text:span></text:h>
      <text:list text:style-name="L7">
        <text:list-item>
          <text:p text:style-name="P15"><text:span text:style-name="Strong_20_Emphasis">Funzione:</text:span> Protocollino storico per reti LAN in cui i nodi accedono al mezzo in modo sequenziale tramite un token che gira in anello.</text:p>
        </text:list-item>
        <text:list-item>
          <text:p text:style-name="P16"><text:span text:style-name="Strong_20_Emphasis">Ambito:</text:span> Ormai obsoleto, è stato sostituito da Ethernet.</text:p>
        </text:list-item>
      </text:list>
      <text:p text:style-name="Horizontal_20_Line"/>
      <text:h text:style-name="Heading_20_3" text:outline-level="3"><text:span text:style-name="Strong_20_Emphasis">8. FDDI (Fiber Distributed Data Interface)</text:span></text:h>
      <text:list text:style-name="L8">
        <text:list-item>
          <text:p text:style-name="P17"><text:span text:style-name="Strong_20_Emphasis">Funzione:</text:span> Usa un anello doppio in fibra ottica per fornire trasmissioni ad alta velocità e affidabilità.</text:p>
        </text:list-item>
        <text:list-item>
          <text:p text:style-name="P18"><text:span text:style-name="Strong_20_Emphasis">Ambito:</text:span> Reti metropolitane (MAN).</text:p>
        </text:list-item>
      </text:list>
      <text:p text:style-name="Horizontal_20_Line"/>
      <text:p text:style-name="Text_20_body">Questi protocolli variano in termini di velocità, affidabilità e ambito di utilizzo, ma tutti contribuiscono a stabilire una comunicazione stabile ed efficiente tra dispositivi fisicamente connessi.</text:p>
      <text:p text:style-name="P19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09:53:38.083000000</meta:creation-date>
    <dc:date>2024-12-02T10:15:16.706000000</dc:date>
    <meta:editing-duration>PT9M24S</meta:editing-duration>
    <meta:editing-cycles>2</meta:editing-cycles>
    <meta:generator>LibreOffice/24.8.3.2$Windows_X86_64 LibreOffice_project/48a6bac9e7e268aeb4c3483fcf825c94556d9f92</meta:generator>
    <meta:document-statistic meta:table-count="0" meta:image-count="0" meta:object-count="0" meta:page-count="2" meta:paragraph-count="28" meta:word-count="408" meta:character-count="2699" meta:non-whitespace-character-count="2333"/>
  </office:meta>
</office:document-meta>
</file>